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mPluginElement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ModuleDescriptorBuilder.getModul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ModuleDescriptorBuilder.getSourceArtif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mModuleDescriptorBuilder.addExtraInfo( String key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mModuleDescriptorBuilder.getPropertyExtraInfoKey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ModuleDescriptorBuilder.getJavadocArtif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mPluginElement.PomPluginElement( String groupId , String artifactId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mModuleDescriptorBuilder.getDefaultVersion( PomDependencyData d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mModuleDescriptorBuilder.addMappingConfs( DefaultDependencyDescriptor dd , boolean isOption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mModuleDescriptorBuilder.setModuleRevId( String groupId , String artifactId , String ver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mModuleDescriptorBuilder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ModuleDescriptorBuilder.setLicenses( License [ ] licens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mModuleDescriptorBuilder.addDependency( Resource res , PomDependencyData dep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PomModuleDescriptorBuilder.addPlugin( PomDependencyMgt plug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mModuleDescriptorBuilder.addExtraInfos( Map extra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mPluginElement.getArtifac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ModuleDescriptorBuilder.addDependency( Dependency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PluginElement.getGrou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ModuleDescriptorBuilder.getDependencyMgtExtraInfoKeyForVersion( String groupId , String artifa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mModuleDescriptorBuilder.setHomePage( String home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ModuleDescriptorBuilder.getDependencyMgtExtraInfoKeyForScope( String groupId , String artifa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mModuleDescriptorBuilder.addJavadocArtif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ModuleDescriptorBuilder.extractPomProperties( Map extra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mModuleDescriptorBuilder.addDependencyMgt( PomDependencyMgt d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mModuleDescriptorBuilder.getDependencyManagementMap( ModuleDescriptor m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omPluginElement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ModuleDescriptorBuilder.getPlugins( ModuleDescriptor m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mModuleDescriptorBuilder.getMainArtif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ModuleDescriptorBuilder.getDependencyManagements( ModuleDescriptor m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omModuleDescriptorBuilder.PomModuleDescriptorBuilder( ModuleDescriptorParser parser , Resource res , ParserSettings ivy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mModuleDescriptorBuilder.addProperty( String property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ModuleDescriptorBuilder.addMainArtifact( String artifactId , String packag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omModuleDescriptorBuilder.getDefaultScope( PomDependencyData d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mModuleDescriptorBuilder.addSourceArtif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